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0c005a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officeooo:rsid="000db5c6" officeooo:paragraph-rsid="000db5c6"/>
    </style:style>
    <style:style style:name="P9" style:family="paragraph" style:parent-style-name="Standard">
      <style:paragraph-properties style:snap-to-layout-grid="false"/>
      <style:text-properties officeooo:rsid="000db5c6" officeooo:paragraph-rsid="000c005a"/>
    </style:style>
    <style:style style:name="P10" style:family="paragraph" style:parent-style-name="Standard">
      <style:paragraph-properties style:snap-to-layout-grid="false"/>
      <style:text-properties officeooo:rsid="000dedfa" officeooo:paragraph-rsid="000dedfa"/>
    </style:style>
    <style:style style:name="P11" style:family="paragraph" style:parent-style-name="Standard">
      <style:paragraph-properties style:snap-to-layout-grid="false"/>
      <style:text-properties fo:font-weight="normal" officeooo:rsid="000db5c6" officeooo:paragraph-rsid="000ed945" style:font-weight-asian="normal" style:font-weight-complex="normal"/>
    </style:style>
    <style:style style:name="P12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3" style:family="paragraph" style:parent-style-name="Standard">
      <style:paragraph-properties fo:margin-left="0.25in" fo:margin-right="0in" fo:text-indent="0in" style:auto-text-indent="false">
        <style:tab-stops>
          <style:tab-stop style:position="0.6547in"/>
        </style:tab-stops>
      </style:paragraph-properties>
    </style:style>
    <style:style style:name="P14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db5c6" officeooo:paragraph-rsid="000c005a"/>
    </style:style>
    <style:style style:name="P16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ed945" officeooo:paragraph-rsid="000ed945"/>
    </style:style>
    <style:style style:name="P17" style:family="paragraph" style:parent-style-name="UC_5f_Alternativa_20_2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ed945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18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0c005a"/>
    </style:style>
    <style:style style:name="T5" style:family="text">
      <style:text-properties fo:font-weight="normal" officeooo:rsid="000c005a" style:font-weight-asian="normal" style:font-weight-complex="normal"/>
    </style:style>
    <style:style style:name="T6" style:family="text">
      <style:text-properties fo:font-weight="normal" officeooo:rsid="0012ab56" style:font-weight-asian="normal" style:font-weight-complex="normal"/>
    </style:style>
    <style:style style:name="T7" style:family="text">
      <style:text-properties style:use-window-font-color="true" style:font-name="Times New Roman" officeooo:rsid="000db5c6" style:font-name-asian="Times New Roman" style:font-name-complex="Times New Roman"/>
    </style:style>
    <style:style style:name="T8" style:family="text">
      <style:text-properties style:use-window-font-color="true" style:font-name="Times New Roman" officeooo:rsid="000c005a" style:font-name-asian="Times New Roman" style:font-name-complex="Times New Roman"/>
    </style:style>
    <style:style style:name="T9" style:family="text">
      <style:text-properties style:use-window-font-color="true" style:font-name="Times New Roman" officeooo:rsid="0011f2fd" style:font-name-asian="Times New Roman" style:font-name-complex="Times New Roman"/>
    </style:style>
    <style:style style:name="T10" style:family="text">
      <style:text-properties style:use-window-font-color="true" style:font-name="Times New Roman" officeooo:rsid="0012ab56" style:font-name-asian="Times New Roman" style:font-name-complex="Times New Roman"/>
    </style:style>
    <style:style style:name="T11" style:family="text">
      <style:text-properties officeooo:rsid="000dedfa"/>
    </style:style>
    <style:style style:name="T12" style:family="text">
      <style:text-properties officeooo:rsid="000ed945"/>
    </style:style>
    <style:style style:name="T13" style:family="text">
      <style:text-properties officeooo:rsid="00107a99"/>
    </style:style>
    <style:style style:name="T14" style:family="text">
      <style:text-properties officeooo:rsid="0011f2fd"/>
    </style:style>
    <style:style style:name="T15" style:family="text">
      <style:text-properties officeooo:rsid="0012ab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Nombre del Caso de Uso: <text:span text:style-name="T5">Crear Tipo de </text:span><text:span text:style-name="T6">Ítem.</text:span></text:p>
          </table:table-cell>
          <table:table-cell table:style-name="Tabla1.B1" office:value-type="string">
            <text:p text:style-name="P3"><text:span text:style-name="T1">Nro. de Caso de Uso:</text:span> <text:span text:style-name="T15">CU.A.08.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4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UC_5f_NormalAzul_20_Car"><text:span text:style-name="T7">Permitir crear un </text:span></text:span><text:span text:style-name="UC_5f_NormalAzul_20_Car"><text:span text:style-name="T8">Tipo de </text:span></text:span><text:span text:style-name="UC_5f_NormalAzul_20_Car"><text:span text:style-name="T10">Ítem</text:span></text:span><text:span text:style-name="UC_5f_NormalAzul_20_Car"><text:span text:style-name="T7"> nuevo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<text:span text:style-name="T1">Pre-condiciones:</text:span> <text:span text:style-name="UC_5f_NormalAzul_20_Car"><text:span text:style-name="T9">El actor debe estar logueado como Administrador de 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4">Nuevo Tipo de Ítem.</text:span></text:p>
          </table:table-cell>
          <table:covered-table-cell/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8">1.Selecciona la <text:span text:style-name="T15">opción</text:span> Crear <text:span text:style-name="T4">Tipo de Ítem.</text:span></text:p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2" office:value-type="string">
            <text:p text:style-name="P14"/>
          </table:table-cell>
          <table:table-cell table:style-name="Tabla2.A1" office:value-type="string">
            <text:p text:style-name="P9">2.Despliega formulario que permite introducir los datos del <text:span text:style-name="T4">Tipo de Ítem</text:span> a ser creado.</text:p>
          </table:table-cell>
        </table:table-row>
        <table:table-row table:style-name="Tabla2.4">
          <table:table-cell table:style-name="Tabla2.A5" office:value-type="string">
            <text:p text:style-name="P15">3.Ingresa los datos <text:span text:style-name="T4">de Tipo de Ítem: Nombre y una lista de atributos específicos.</text:span></text:p>
          </table:table-cell>
          <table:table-cell table:style-name="Tabla2.B5" office:value-type="string">
            <text:p text:style-name="P9"/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9">4.<text:span text:style-name="T11">Valida los datos.</text:span></text:p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10">5.Pide <text:span text:style-name="T15">confirmación.</text:span></text:p>
          </table:table-cell>
        </table:table-row>
        <table:table-row table:style-name="Tabla2.4">
          <table:table-cell table:style-name="Tabla2.A5" office:value-type="string">
            <text:p text:style-name="P15"><text:span text:style-name="T11">6</text:span>.<text:span text:style-name="T11">Confirma la operación.</text:span></text:p>
          </table:table-cell>
          <table:table-cell table:style-name="Tabla2.B5" office:value-type="string">
            <text:p text:style-name="P9"/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10">7.Persiste los datos.</text:p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7702221253152435904" text:style-name="WW8Num8">
              <text:list-item>
                <text:p text:style-name="P16">Cancelar.</text:p>
                <text:p text:style-name="P17">En el paso <text:span text:style-name="T12">6</text:span>, se selecciona la <text:span text:style-name="T15">opción</text:span> Cancelar, se vuelve a <text:span text:style-name="T14">Administrar Tipo de Ítem.</text:span></text:p>
              </text:list-item>
            </text:list>
            <text:p text:style-name="P13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12">4</text:span>.<text:span text:style-name="T12">Los atributos no pueden llamarse: numero, versión, complejidad, prioridad, estado, descripción, observaciones y archivo adjunto</text:span>.</text:p>
            <text:p text:style-name="P11"><text:span text:style-name="T12">4</text:span>.<text:span text:style-name="T12">Todos los campos son obligatorios y deben ser completados, en caso contrario se emitirá un mensaje indicando esto.</text:span></text:p>
            <text:p text:style-name="P11"><text:span text:style-name="T12">7</text:span>.Si el sistema no puede persistir los datos este error es indicado al usuario por medio de un mensaje.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text:span text:style-name="T13">Administrar Tipo de Ítem.</text:span></text:p>
          </table:table-cell>
        </table:table-row>
        <table:table-row table:style-name="Tabla5.1">
          <table:table-cell table:style-name="Tabla5.A1" office:value-type="string">
            <text:p text:style-name="P3">Casos de Uso al que extiende: 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5">RF138 al RF143, RF148 al RF151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3</meta:editing-cycles>
    <meta:editing-duration>PT22M37S</meta:editing-duration>
    <dc:date>2014-03-16T20:39:57.372421565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9" meta:word-count="209" meta:character-count="1356" meta:non-whitespace-character-count="1172"/>
  </office:meta>
</office:document-meta>
</file>